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ejaVu Sans" svg:font-family="'DejaVu Sans'" style:font-family-generic="swiss"/>
    <style:font-face style:name="FreeSans1" svg:font-family="FreeSans" style:font-family-generic="swiss"/>
    <style:font-face style:name="URW Chancery L" svg:font-family="'URW Chancery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URW Chancery L" officeooo:rsid="0018939a" officeooo:paragraph-rsid="0018939a"/>
    </style:style>
    <style:style style:name="P2" style:family="paragraph" style:parent-style-name="Standard">
      <style:text-properties style:font-name="URW Chancery L" officeooo:rsid="001f31ab" officeooo:paragraph-rsid="001f31ab"/>
    </style:style>
    <style:style style:name="P3" style:family="paragraph" style:parent-style-name="Standard">
      <style:text-properties style:font-name="URW Chancery L" officeooo:rsid="00243ab3" officeooo:paragraph-rsid="00243ab3"/>
    </style:style>
    <style:style style:name="P4" style:family="paragraph" style:parent-style-name="Standard" style:list-style-name="L1">
      <style:text-properties style:font-name="URW Chancery L" officeooo:rsid="00243ab3" officeooo:paragraph-rsid="00243ab3"/>
    </style:style>
    <style:style style:name="P5" style:family="paragraph" style:parent-style-name="Standard">
      <style:text-properties style:font-name="URW Chancery L" officeooo:rsid="00243ab3" officeooo:paragraph-rsid="00243ab3"/>
    </style:style>
    <style:style style:name="P6" style:family="paragraph" style:parent-style-name="Standard">
      <style:text-properties style:font-name="URW Chancery L" officeooo:rsid="0025a87a" officeooo:paragraph-rsid="0025a87a"/>
    </style:style>
    <style:style style:name="P7" style:family="paragraph" style:parent-style-name="Standard">
      <style:text-properties style:font-name="URW Chancery L" officeooo:rsid="001f31ab" officeooo:paragraph-rsid="00243ab3"/>
    </style:style>
    <style:style style:name="P8" style:family="paragraph" style:parent-style-name="Standard" style:list-style-name="L1">
      <style:text-properties officeooo:paragraph-rsid="00243ab3"/>
    </style:style>
    <style:style style:name="P9" style:family="paragraph" style:parent-style-name="Standard" style:list-style-name="L1">
      <style:text-properties officeooo:paragraph-rsid="0027f80f"/>
    </style:style>
    <style:style style:name="P10" style:family="paragraph" style:parent-style-name="Standard" style:list-style-name="L1">
      <style:text-properties officeooo:paragraph-rsid="0028f73b"/>
    </style:style>
    <style:style style:name="P11" style:family="paragraph" style:parent-style-name="Standard">
      <style:text-properties officeooo:paragraph-rsid="00243ab3"/>
    </style:style>
    <style:style style:name="P12" style:family="paragraph" style:parent-style-name="Standard">
      <style:text-properties officeooo:paragraph-rsid="0018939a"/>
    </style:style>
    <style:style style:name="P13" style:family="paragraph" style:parent-style-name="Standard">
      <style:text-properties officeooo:paragraph-rsid="00264393"/>
    </style:style>
    <style:style style:name="P14" style:family="paragraph" style:parent-style-name="Standard" style:list-style-name="L1">
      <style:text-properties officeooo:rsid="00264393" officeooo:paragraph-rsid="00264393"/>
    </style:style>
    <style:style style:name="P15" style:family="paragraph" style:parent-style-name="Standard" style:list-style-name="L1">
      <style:text-properties officeooo:rsid="0027f80f" officeooo:paragraph-rsid="0027f80f"/>
    </style:style>
    <style:style style:name="P16" style:family="paragraph" style:parent-style-name="Standard" style:list-style-name="L1">
      <style:text-properties officeooo:rsid="0028f73b" officeooo:paragraph-rsid="0028f73b"/>
    </style:style>
    <style:style style:name="T1" style:family="text">
      <style:text-properties style:font-name="DejaVu Sans" officeooo:rsid="00243ab3"/>
    </style:style>
    <style:style style:name="T2" style:family="text">
      <style:text-properties officeooo:rsid="0025a87a"/>
    </style:style>
    <style:style style:name="T3" style:family="text">
      <style:text-properties style:font-name="URW Chancery L"/>
    </style:style>
    <style:style style:name="T4" style:family="text">
      <style:text-properties style:font-name="URW Chancery L" fo:font-size="18pt" fo:font-weight="bold" officeooo:rsid="0025a87a" style:font-size-asian="18pt" style:font-weight-asian="bold" style:font-size-complex="18pt" style:font-weight-complex="bold"/>
    </style:style>
    <style:style style:name="T5" style:family="text">
      <style:text-properties style:font-name="URW Chancery L" officeooo:rsid="0025a87a"/>
    </style:style>
    <style:style style:name="T6" style:family="text">
      <style:text-properties style:font-name="URW Chancery L" officeooo:rsid="001f31ab"/>
    </style:style>
    <style:style style:name="T7" style:family="text">
      <style:text-properties style:font-name="URW Chancery L" officeooo:rsid="00243ab3"/>
    </style:style>
    <style:style style:name="T8" style:family="text">
      <style:text-properties style:font-name="URW Chancery L" officeooo:rsid="0027f80f"/>
    </style:style>
    <style:style style:name="T9" style:family="text">
      <style:text-properties style:font-name="URW Chancery L" officeooo:rsid="0028f73b"/>
    </style:style>
    <style:style style:name="T10" style:family="text">
      <style:text-properties officeooo:rsid="0028f73b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4">Vietnamese Baguette</text:span></text:p>
      <text:p text:style-name="P1"/>
      <text:p text:style-name="P12"><text:span text:style-name="T5">1½ </text:span><text:span text:style-name="T6"><text:tab/><text:tab/></text:span><text:span text:style-name="T5">Packets of yeast, active or fast-rise</text:span><text:span text:style-name="T6">.</text:span></text:p>
      <text:p text:style-name="P13"><text:span text:style-name="T5">½ c. / 1 c.</text:span><text:span text:style-name="T7"><text:tab/></text:span><text:span text:style-name="T5">Water, 105</text:span><text:span text:style-name="T1">°</text:span><text:span text:style-name="T5">– 115</text:span><text:span text:style-name="T1">°</text:span><text:span text:style-name="T7">.</text:span></text:p>
      <text:p text:style-name="P3"><text:span text:style-name="T2">3½ </text:span>c.<text:tab/><text:tab/><text:span text:style-name="T2">Flour, unbleached</text:span>.</text:p>
      <text:p text:style-name="P3"><text:span text:style-name="T2">1½ </text:span><text:s/>t.<text:tab/><text:tab/>Salt.</text:p>
      <text:p text:style-name="P6">1 T.<text:tab/><text:tab/>Sugar.</text:p>
      <text:p text:style-name="P7"/>
      <text:list xml:id="list933707482" text:style-name="L1">
        <text:list-item>
          <text:p text:style-name="P14"><text:span text:style-name="T3">Combine yeast and <text:s/>½ c. warm water.</text:span></text:p>
        </text:list-item>
        <text:list-item>
          <text:p text:style-name="P14"><text:span text:style-name="T3">Set yeast aside for 2-3 minutes to soften.</text:span></text:p>
        </text:list-item>
        <text:list-item>
          <text:p text:style-name="P14"><text:span text:style-name="T3">Combine flour, salt, and sugar in the bowl of a mixer.</text:span></text:p>
        </text:list-item>
        <text:list-item>
          <text:p text:style-name="P14"><text:span text:style-name="T3">Add additional 1 c. water to the yeast mixture and gently whisk to combine.</text:span></text:p>
        </text:list-item>
        <text:list-item>
          <text:p text:style-name="P14"><text:span text:style-name="T3">Start the mixer and add the yeast mixture.</text:span></text:p>
        </text:list-item>
        <text:list-item>
          <text:p text:style-name="P14"><text:span text:style-name="T3">Mix until the dough forms a ball and pulls away from the sides of the bowl (~1 minute).</text:span></text:p>
        </text:list-item>
        <text:list-item>
          <text:p text:style-name="P15"><text:span text:style-name="T3">Let the dough rise:</text:span></text:p>
          <text:list>
            <text:list-item>
              <text:p text:style-name="P14"><text:span text:style-name="T3">Cover the mixing bowl and let dough rise for 90 minutes.</text:span></text:p>
            </text:list-item>
            <text:list-item>
              <text:p text:style-name="P14"><text:span text:style-name="T3">Pulse the mixer to deflate dough.</text:span></text:p>
            </text:list-item>
            <text:list-item>
              <text:p text:style-name="P14"><text:span text:style-name="T3">Cover the mixing bowl and let dough rise for </text:span><text:span text:style-name="T8">75 </text:span><text:span text:style-name="T3">minutes.</text:span></text:p>
            </text:list-item>
            <text:list-item>
              <text:p text:style-name="P14"><text:span text:style-name="T3">Pulse the mixer to deflate dough.</text:span></text:p>
            </text:list-item>
            <text:list-item>
              <text:p text:style-name="P14"><text:span text:style-name="T3">Cover the mixing bowl and let dough rise for </text:span><text:span text:style-name="T8">60</text:span><text:span text:style-name="T3"> minutes.</text:span></text:p>
            </text:list-item>
            <text:list-item>
              <text:p text:style-name="P14"><text:span text:style-name="T3">Pulse the mixer to deflate dough.</text:span></text:p>
            </text:list-item>
          </text:list>
        </text:list-item>
        <text:list-item>
          <text:p text:style-name="P14"><text:span text:style-name="T3"><text:s/></text:span><text:span text:style-name="T8">Place dough onto a floured work surface.</text:span></text:p>
        </text:list-item>
        <text:list-item>
          <text:p text:style-name="P9"><text:span text:style-name="T8">Divide the dough in half and form 2 loaves.</text:span></text:p>
        </text:list-item>
        <text:list-item>
          <text:p text:style-name="P15"><text:span text:style-name="T3">Place loaves on baking sheet, cover ,and let rise for 30 minutes.</text:span></text:p>
        </text:list-item>
        <text:list-item>
          <text:p text:style-name="P16"><text:span text:style-name="T3">Bake loaves for a total of 25 minutes:</text:span></text:p>
          <text:list>
            <text:list-item>
              <text:p text:style-name="P15"><text:span text:style-name="T3">Put 1 in. of water in the bottom of a baking pan and place in oven.</text:span></text:p>
            </text:list-item>
            <text:list-item>
              <text:p text:style-name="P15"><text:span text:style-name="T3">Heat over to 425</text:span><text:span text:style-name="T1">°.</text:span></text:p>
            </text:list-item>
            <text:list-item>
              <text:p text:style-name="P9"><text:span text:style-name="T8">Make 3 - 4 shallow slices in each loaf.</text:span></text:p>
            </text:list-item>
            <text:list-item>
              <text:p text:style-name="P15"><text:span text:style-name="T3">Place loaves in oven and mist loaves with 5 - 6 sprays of water.</text:span></text:p>
            </text:list-item>
            <text:list-item>
              <text:p text:style-name="P15"><text:span text:style-name="T3">Bake </text:span><text:span text:style-name="T9">for 3 minutes and mist again.</text:span></text:p>
            </text:list-item>
            <text:list-item>
              <text:p text:style-name="P16"><text:span text:style-name="T3">Bake for 3 additional minutes and mist again.</text:span></text:p>
            </text:list-item>
            <text:list-item>
              <text:p text:style-name="P16"><text:span text:style-name="T3">Bake for 9 minutes.</text:span></text:p>
            </text:list-item>
            <text:list-item>
              <text:p text:style-name="P16"><text:span text:style-name="T3">Rotate pan and bake for 5 minutes.</text:span></text:p>
            </text:list-item>
            <text:list-item>
              <text:p text:style-name="P10"><text:span text:style-name="T9">Turn loaves upside down and bake for 5 minutes.</text:span></text:p>
            </text:list-item>
          </text:list>
        </text:list-item>
        <text:list-item>
          <text:p text:style-name="P8"><text:span text:style-name="T7">Put </text:span><text:span text:style-name="T9">loaves on baking racks to cool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ejaVu Sans" svg:font-family="'DejaVu Sans'" style:font-family-generic="swiss"/>
    <style:font-face style:name="FreeSans1" svg:font-family="FreeSans" style:font-family-generic="swiss"/>
    <style:font-face style:name="URW Chancery L" svg:font-family="'URW Chancery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5-01-01T17:21:01.863929361</meta:creation-date>
    <dc:date>2022-12-17T10:26:18.884449909</dc:date>
    <meta:editing-duration>PT1H5M10S</meta:editing-duration>
    <meta:editing-cycles>13</meta:editing-cycles>
    <meta:generator>LibreOffice/6.4.7.2$Linux_X86_64 LibreOffice_project/40$Build-2</meta:generator>
    <meta:document-statistic meta:table-count="0" meta:image-count="0" meta:object-count="0" meta:page-count="1" meta:paragraph-count="33" meta:word-count="299" meta:character-count="1379" meta:non-whitespace-character-count="1135"/>
  </office:meta>
</office:document-meta>
</file>